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TimesNewRomanPS-BoldMT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5" style:family="paragraph" style:parent-style-name="Standard" style:list-style-name="L2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6" style:family="paragraph" style:parent-style-name="Standard" style:list-style-name="L1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8" style:family="paragraph" style:parent-style-name="Standard" style:list-style-name="L1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TimesNewRomanPSMT" fo:font-size="12pt" fo:font-style="italic" style:font-name-asian="TimesNewRomanPSMT" style:font-size-asian="12pt" style:font-style-asian="italic" style:font-name-complex="TimesNewRomanPSMT" style:font-size-complex="12pt" style:font-style-complex="italic"/>
    </style:style>
    <style:style style:name="P10" style:family="paragraph" style:parent-style-name="Standard">
      <style:text-properties style:font-name="TimesNewRomanPSMT" fo:font-size="12pt" fo:font-style="italic" style:text-underline-style="none" style:font-name-asian="TimesNewRomanPSMT" style:font-size-asian="12pt" style:font-style-asian="italic" style:font-name-complex="TimesNewRomanPSMT" style:font-size-complex="12pt" style:font-style-complex="italic"/>
    </style:style>
    <style:style style:name="P11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text-align="start" style:justify-single-word="false" style:text-autospace="non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ize="16pt" style:font-size-asian="16pt" style:font-size-complex="16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Zadania do samodzielnej realizacji:</text:p>
      <text:p text:style-name="P13"/>
      <text:p text:style-name="P11"/>
      <text:p text:style-name="P11">polecenie find:</text:p>
      <text:p text:style-name="P10"/>
      <text:list text:style-name="L1">
        <text:list-item>
          <text:p text:style-name="P4">Znajdź w katalogu /etc wszystkie podkatalogi i pliki o nazwach zaczynających się na literę "<text:span text:style-name="T5">a</text:span><text:span text:style-name="T4">"</text:span>, nie będące pustymi katalogami.</text:p>
        </text:list-item>
        <text:list-item>
          <text:p text:style-name="P4">Znajdź w swoim katalogu domowym (bez podkatalogów) te pliki, które były modyfikowane w ciągu ostatnich dziesięciu dni i wyświetl ich nazwy.</text:p>
        </text:list-item>
        <text:list-item>
          <text:p text:style-name="P4">Znajdź wszystkie pliki zwykłe w systemie, które mają w nazwie ciąg znaków "conf" i wyświetl ich nazwy na ekranie.</text:p>
        </text:list-item>
        <text:list-item>
          <text:p text:style-name="P4">Znajdź w swoim katalogu domowym wszystkie pliki, które nie były używane w ciągu ostatnich 20 dni.</text:p>
        </text:list-item>
        <text:list-item>
          <text:p text:style-name="P4">(trudniejsze) Znajdź w katalogu /etc wszystkie podkatalogi i pliki o nazwach zaczynających się na literę a, nie będące pustymi katalogami.</text:p>
        </text:list-item>
      </text:list>
      <text:p text:style-name="P2"/>
      <text:p text:style-name="P9"/>
      <text:p text:style-name="P9">polecenie grep:</text:p>
      <text:p text:style-name="P2"/>
      <text:list text:style-name="L1" text:continue-numbering="true">
        <text:list-item>
          <text:p text:style-name="P4">Znajdź wiersze zawierające co najmniej jeden znak w pliku "plik.txt".</text:p>
        </text:list-item>
        <text:list-item>
          <text:p text:style-name="P4">Znajdź w plikach "pl*" wiersze rozpoczynające się od cyfry.</text:p>
        </text:list-item>
        <text:list-item>
          <text:p text:style-name="P4">Znajdź pliki, w których na 9 pozycji występuje litera "r".</text:p>
        </text:list-item>
        <text:list-item>
          <text:p text:style-name="P4">Policz, ilu użytkowników systemu używa powłoki "bash" (zgodnie z zapisami w pliku <text:line-break/>/etc/passwd).</text:p>
        </text:list-item>
        <text:list-item>
          <text:p text:style-name="P4">(trudniejsze) Znajdź wiersze zawierające liczby rzymskie w pliku "plik.txt".</text:p>
        </text:list-item>
      </text:list>
      <text:p text:style-name="P2"/>
      <text:p text:style-name="P2"/>
      <text:p text:style-name="P9">różne:</text:p>
      <text:p text:style-name="P2"/>
      <text:list text:style-name="L1" text:continue-numbering="true">
        <text:list-item>
          <text:p text:style-name="P4">Z bieżącego katalogu usuń pliki, których nazwa zaczyna się na literę "x" i zawiera dokładnie trzy znaki.</text:p>
        </text:list-item>
        <text:list-item>
          <text:p text:style-name="P4">Stwórz katalog, którego nazwą będzie systemowa data w formacie rrrr-mm-dd.</text:p>
        </text:list-item>
        <text:list-item>
          <text:p text:style-name="P4">Wymyśl dwa zadania używające polecenia egrep i nietrywialne wyrażenie regularne. Odpowiedni post zamieść na forum.</text:p>
        </text:list-item>
        <text:list-item>
          <text:p text:style-name="P4">Sprawdź do czego służy polecenie set.</text:p>
        </text:list-item>
      </text:list>
      <text:p text:style-name="P2"/>
      <text:p text:style-name="P1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1" style:family="text">
      <style:text-properties style:font-name="Arial" fo:font-size="8pt" style:font-size-asian="8pt" style:font-size-complex="8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pm1">
      <style:footer>
        <text:p text:style-name="Footer"><text:span text:style-name="T1">Robert Fidytek, aktualizacja: </text:span><text:span text:style-name="T1"><text:date style:data-style-name="N79" text:date-value="2008-10-09T13:05:57.08" text:fixed="true">czwartek 9 październik 2008</text:date></text:span><text:span text:style-name="T1">, </text:span><text:span text:style-name="T1"><text:time style:data-style-name="N41" text:time-value="2008-10-09T13:06:24.16" text:fixed="true">13:06:24</text:time></text:span><text:tab/><text:tab/><text:span text:style-name="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Robert Fidytek</meta:initial-creator>
    <meta:creation-date>2008-10-02T21:26:17</meta:creation-date>
    <dc:creator>Robert Fidytek</dc:creator>
    <dc:date>2008-10-09T13:06:35</dc:date>
    <meta:editing-cycles>21</meta:editing-cycles>
    <meta:editing-duration>PT52M16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19" meta:word-count="209" meta:character-count="1408"/>
  </office:meta>
</office:document-meta>
</file>